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592cm" table:align="margins"/>
    </style:style>
    <style:style style:name="Table1.A" style:family="table-column">
      <style:table-column-properties style:column-width="20.592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0.387cm" table:align="left"/>
    </style:style>
    <style:style style:name="Table2.A" style:family="table-column">
      <style:table-column-properties style:column-width="2.792cm"/>
    </style:style>
    <style:style style:name="Table2.B" style:family="table-column">
      <style:table-column-properties style:column-width="3.646cm"/>
    </style:style>
    <style:style style:name="Table2.C" style:family="table-column">
      <style:table-column-properties style:column-width="3.276cm"/>
    </style:style>
    <style:style style:name="Table2.D" style:family="table-column">
      <style:table-column-properties style:column-width="1.692cm"/>
    </style:style>
    <style:style style:name="Table2.E" style:family="table-column">
      <style:table-column-properties style:column-width="2.589cm"/>
    </style:style>
    <style:style style:name="Table2.F" style:family="table-column">
      <style:table-column-properties style:column-width="2.348cm"/>
    </style:style>
    <style:style style:name="Table2.G" style:family="table-column">
      <style:table-column-properties style:column-width="2.016cm"/>
    </style:style>
    <style:style style:name="Table2.H" style:family="table-column">
      <style:table-column-properties style:column-width="2.028cm"/>
    </style:style>
    <style:style style:name="Table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G2" style:family="table-cell">
      <style:table-cell-properties style:vertical-align="middle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2.H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H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Calibri"/>
    </style:style>
    <style:style style:name="P2" style:family="paragraph" style:parent-style-name="Table_20_Contents">
      <style:paragraph-properties fo:text-align="start" style:justify-single-word="false"/>
      <style:text-properties style:font-name="Calibri" fo:font-size="10pt" style:font-name-asian="NSimSun" style:font-size-asian="10pt" style:font-name-complex="Courier New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6pt" style:font-name-asian="NSimSun" style:font-size-asian="6pt" style:font-name-complex="Courier New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name-asian="NSimSun" style:font-size-asian="9pt" style:font-name-complex="Courier New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9pt" style:font-name-asian="NSimSun" style:font-size-asian="9pt" style:font-name-complex="Courier New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weight="normal" style:font-name-asian="NSimSun" style:font-size-asian="10pt" style:font-weight-asian="normal" style:font-name-complex="Courier New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style:font-name-asian="NSimSun" style:font-size-asian="10pt" style:font-name-complex="Courier New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style:font-name-asian="NSimSun" style:font-size-asian="10pt" style:font-name-complex="Courier New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9pt" style:font-name-asian="NSimSun" style:font-size-asian="9pt" style:font-name-complex="Courier New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style:font-name-asian="NSimSun" style:font-size-asian="9pt" style:font-name-complex="Courier New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>[mb.data1;block=tbs:row]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>
                <table:table-cell table:style-name="Table2.A1" office:value-type="string">
                  <text:p text:style-name="P2">[a.cap1]</text:p>
                </table:table-cell>
                <table:table-cell table:style-name="Table2.A1" office:value-type="string">
                  <text:p text:style-name="P2">[a.cap2]</text:p>
                </table:table-cell>
                <table:table-cell table:style-name="Table2.A1" office:value-type="string">
                  <text:p text:style-name="P2">[a.cap3]</text:p>
                </table:table-cell>
                <table:table-cell table:style-name="Table2.A1" office:value-type="string">
                  <text:p text:style-name="P2">[a.cap4]</text:p>
                </table:table-cell>
                <table:table-cell table:style-name="Table2.A1" table:number-columns-spanned="2" office:value-type="string">
                  <text:p text:style-name="P8">[a.cap5]</text:p>
                </table:table-cell>
                <table:covered-table-cell/>
                <table:table-cell table:style-name="Table2.G1" table:number-columns-spanned="2" office:value-type="string">
                  <text:p text:style-name="P8">[a.cap6]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[mb.data3;block=tbs:row]</text:p>
                </table:table-cell>
                <table:table-cell table:style-name="Table2.A2" office:value-type="string">
                  <text:p text:style-name="P5">[mb.data4]</text:p>
                  <text:p text:style-name="P5">[mb.data5]</text:p>
                </table:table-cell>
                <table:table-cell table:style-name="Table2.A2" office:value-type="string">
                  <text:p text:style-name="P5">[mb.data6]</text:p>
                </table:table-cell>
                <table:table-cell table:style-name="Table2.A2" office:value-type="string">
                  <text:p text:style-name="P4">[mb.data7]</text:p>
                </table:table-cell>
                <table:table-cell table:style-name="Table2.A2" table:number-columns-spanned="2" office:value-type="string">
                  <text:p text:style-name="P4">[mb.data11]</text:p>
                  <text:p text:style-name="P4">[mb.data8]</text:p>
                </table:table-cell>
                <table:covered-table-cell/>
                <table:table-cell table:style-name="Table2.G2" table:number-columns-spanned="2" office:value-type="string">
                  <text:p text:style-name="P4">[mb.data10]</text:p>
                  <text:p text:style-name="P4">[mb.data9]</text:p>
                </table:table-cell>
                <table:covered-table-cell/>
              </table:table-row>
              <table:table-row>
                <table:table-cell table:style-name="Table2.A3" office:value-type="string">
                  <text:p text:style-name="P2">[b.cap1]</text:p>
                </table:table-cell>
                <table:table-cell table:style-name="Table2.A3" table:number-columns-spanned="3" office:value-type="string">
                  <text:p text:style-name="P2">[b.cap2]</text:p>
                </table:table-cell>
                <table:covered-table-cell/>
                <table:covered-table-cell/>
                <table:table-cell table:style-name="Table2.A3" office:value-type="string">
                  <text:p text:style-name="P8">[b.cap3]</text:p>
                </table:table-cell>
                <table:table-cell table:style-name="Table2.A3" office:value-type="string">
                  <text:p text:style-name="P8">[b.cap4]</text:p>
                </table:table-cell>
                <table:table-cell table:style-name="Table2.A3" office:value-type="string">
                  <text:p text:style-name="P8">[b.cap5]</text:p>
                </table:table-cell>
                <table:table-cell table:style-name="Table2.H3" office:value-type="string">
                  <text:p text:style-name="P8">[b.cap6]</text:p>
                </table:table-cell>
              </table:table-row>
              <table:table-row>
                <table:table-cell table:style-name="Table2.A4" office:value-type="string">
                  <text:p text:style-name="P5">[sb.data1;block=tbs:row;p1=[mb.$]] </text:p>
                </table:table-cell>
                <table:table-cell table:style-name="Table2.A4" table:number-columns-spanned="3" office:value-type="string">
                  <text:p text:style-name="P5">[sb.data2;block=tbs:row;p1=[mb.$]] </text:p>
                </table:table-cell>
                <table:covered-table-cell/>
                <table:covered-table-cell/>
                <table:table-cell table:style-name="Table2.A4" office:value-type="string">
                  <text:p text:style-name="P4">[sb.data3;block=tbs:row;p1=[mb.$]] </text:p>
                </table:table-cell>
                <table:table-cell table:style-name="Table2.A4" office:value-type="string">
                  <text:p text:style-name="P4">[sb.data8;block=tbs:row;p1=[mb.$]] </text:p>
                  <text:p text:style-name="P4">[sb.data4;block=tbs:row;p1=[mb.$]] </text:p>
                </table:table-cell>
                <table:table-cell table:style-name="Table2.A4" office:value-type="string">
                  <text:p text:style-name="P4">[sb.data7;block=tbs:row;p1=[mb.$]] </text:p>
                  <text:p text:style-name="P4">[sb.data5;block=tbs:row;p1=[mb.$]] </text:p>
                </table:table-cell>
                <table:table-cell table:style-name="Table2.H4" office:value-type="string">
                  <text:p text:style-name="P4">[sb.data7;block=tbs:row;p1=[mb.$]] </text:p>
                  <text:p text:style-name="P4">[sb.data6;block=tbs:row;p1=[mb.$]] </text:p>
                </table:table-cell>
              </table:table-row>
              <table:table-row>
                <table:table-cell table:style-name="Table2.A3" office:value-type="string">
                  <text:p text:style-name="P2">[c.cap1]</text:p>
                </table:table-cell>
                <table:table-cell table:style-name="Table2.A3" table:number-columns-spanned="3" office:value-type="string">
                  <text:p text:style-name="P2">[c.cap2]</text:p>
                </table:table-cell>
                <table:covered-table-cell/>
                <table:covered-table-cell/>
                <table:table-cell table:style-name="Table2.A3" office:value-type="string">
                  <text:p text:style-name="P8">[c.cap3]</text:p>
                </table:table-cell>
                <table:table-cell table:style-name="Table2.A3" office:value-type="string">
                  <text:p text:style-name="P8">[c.cap4]</text:p>
                </table:table-cell>
                <table:table-cell table:style-name="Table2.A3" office:value-type="string">
                  <text:p text:style-name="P8">[c.cap5]</text:p>
                </table:table-cell>
                <table:table-cell table:style-name="Table2.H3" office:value-type="string">
                  <text:p text:style-name="P8">[c.cap6]</text:p>
                </table:table-cell>
              </table:table-row>
              <table:table-row>
                <table:table-cell table:style-name="Table2.A4" office:value-type="string">
                  <text:p text:style-name="P5">[xb.data1;block=tbs:row;p1=[mb.$]] </text:p>
                </table:table-cell>
                <table:table-cell table:style-name="Table2.A4" table:number-columns-spanned="3" office:value-type="string">
                  <text:p text:style-name="P5">[xb.data2;block=tbs:row;p1=[mb.$]] </text:p>
                </table:table-cell>
                <table:covered-table-cell/>
                <table:covered-table-cell/>
                <table:table-cell table:style-name="Table2.A4" office:value-type="string">
                  <text:p text:style-name="P4">[xb.data7;block=tbs:row;p1=[mb.$]] </text:p>
                  <text:p text:style-name="P4">[xb.data3;block=tbs:row;p1=[mb.$]] </text:p>
                </table:table-cell>
                <table:table-cell table:style-name="Table2.A4" office:value-type="string">
                  <text:p text:style-name="P4">[xb.data7;block=tbs:row;p1=[mb.$]] </text:p>
                  <text:p text:style-name="P4">[xb.data4;block=tbs:row;p1=[mb.$]] </text:p>
                </table:table-cell>
                <table:table-cell table:style-name="Table2.A4" office:value-type="string">
                  <text:p text:style-name="P4">[xb.data7;block=tbs:row;p1=[mb.$]] </text:p>
                  <text:p text:style-name="P4">[xb.data5;block=tbs:row;p1=[mb.$]] </text:p>
                </table:table-cell>
                <table:table-cell table:style-name="Table2.H4" office:value-type="string">
                  <text:p text:style-name="P4">[xb.data7;block=tbs:row;p1=[mb.$]] </text:p>
                  <text:p text:style-name="P4">[xb.data6;block=tbs:row;p1=[mb.$]] </text:p>
                </table:table-cell>
              </table:table-row>
            </table:table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10-18T14:59:51.98</meta:creation-date>
    <dc:date>2023-10-19T12:04:44.50</dc:date>
    <dc:creator>Angelo Fernandez</dc:creator>
    <meta:editing-duration>PT3H27M47S</meta:editing-duration>
    <meta:editing-cycles>226</meta:editing-cycles>
    <meta:generator>OpenOffice/4.1.14$Win32 OpenOffice.org_project/4114m1$Build-9811</meta:generator>
    <meta:document-statistic meta:table-count="2" meta:image-count="0" meta:object-count="0" meta:page-count="1" meta:paragraph-count="47" meta:word-count="47" meta:character-count="939"/>
  </office:meta>
</office:document-meta>
</file>